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6">
            <text:p>Angermanland-06</text:p>
          </table:table-cell>
          <table:table-cell office:value-type="float" office:value="62.62">
            <text:p>62.62</text:p>
          </table:table-cell>
          <table:table-cell office:value-type="float" office:value="18.0">
            <text:p>18.0</text:p>
          </table:table-cell>
          <table:table-cell office:value-type="float" office:value="5000.0">
            <text:p>50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0.59">
            <text:p>60.5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8">
            <text:p>Angermanland-08</text:p>
          </table:table-cell>
          <table:table-cell office:value-type="float" office:value="62.83">
            <text:p>62.83</text:p>
          </table:table-cell>
          <table:table-cell office:value-type="float" office:value="17.58">
            <text:p>17.58</text:p>
          </table:table-cell>
          <table:table-cell office:value-type="float" office:value="10300.0">
            <text:p>10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0.0">
            <text:p>25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9">
            <text:p>Angermanland-09</text:p>
          </table:table-cell>
          <table:table-cell office:value-type="float" office:value="62.83">
            <text:p>62.83</text:p>
          </table:table-cell>
          <table:table-cell office:value-type="float" office:value="17.67">
            <text:p>17.67</text:p>
          </table:table-cell>
          <table:table-cell office:value-type="float" office:value="9400.0">
            <text:p>9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9">
            <text:p>20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1">
            <text:p>Angermanland-11</text:p>
          </table:table-cell>
          <table:table-cell office:value-type="float" office:value="62.83">
            <text:p>62.83</text:p>
          </table:table-cell>
          <table:table-cell office:value-type="float" office:value="17.7">
            <text:p>17.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9">
            <text:p>7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2">
            <text:p>Angermanland-12</text:p>
          </table:table-cell>
          <table:table-cell office:value-type="float" office:value="62.95">
            <text:p>62.95</text:p>
          </table:table-cell>
          <table:table-cell office:value-type="float" office:value="17.9">
            <text:p>17.9</text:p>
          </table:table-cell>
          <table:table-cell office:value-type="float" office:value="2800.0">
            <text:p>280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3">
            <text:p>29.3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3">
            <text:p>Angermanland-13</text:p>
          </table:table-cell>
          <table:table-cell office:value-type="float" office:value="62.95">
            <text:p>62.95</text:p>
          </table:table-cell>
          <table:table-cell office:value-type="float" office:value="18.3">
            <text:p>18.3</text:p>
          </table:table-cell>
          <table:table-cell office:value-type="float" office:value="2840.0">
            <text:p>2840.0</text:p>
          </table:table-cell>
          <table:table-cell office:value-type="float" office:value="30.0">
            <text:p>3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69">
            <text:p>30.6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4">
            <text:p>Angermanland-14</text:p>
          </table:table-cell>
          <table:table-cell office:value-type="float" office:value="63.02">
            <text:p>63.02</text:p>
          </table:table-cell>
          <table:table-cell office:value-type="float" office:value="17.43">
            <text:p>17.43</text:p>
          </table:table-cell>
          <table:table-cell office:value-type="float" office:value="7810.0">
            <text:p>781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8.1">
            <text:p>128.1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5">
            <text:p>Angermanland-05</text:p>
          </table:table-cell>
          <table:table-cell office:value-type="float" office:value="62.62">
            <text:p>62.62</text:p>
          </table:table-cell>
          <table:table-cell office:value-type="float" office:value="17.84">
            <text:p>17.84</text:p>
          </table:table-cell>
          <table:table-cell office:value-type="float" office:value="7100.0">
            <text:p>7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1.18">
            <text:p>101.18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4">
            <text:p>Angermanland-04</text:p>
          </table:table-cell>
          <table:table-cell office:value-type="float" office:value="62.61">
            <text:p>62.61</text:p>
          </table:table-cell>
          <table:table-cell office:value-type="float" office:value="17.99">
            <text:p>17.99</text:p>
          </table:table-cell>
          <table:table-cell office:value-type="float" office:value="6600.0">
            <text:p>6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">
            <text:p>90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10">
            <text:p>Angermanland-10</text:p>
          </table:table-cell>
          <table:table-cell office:value-type="float" office:value="63.02">
            <text:p>63.02</text:p>
          </table:table-cell>
          <table:table-cell office:value-type="float" office:value="16.71">
            <text:p>16.71</text:p>
          </table:table-cell>
          <table:table-cell office:value-type="float" office:value="9900.0">
            <text:p>99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8.9">
            <text:p>208.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8,RosentauEtal2021">
            <text:p>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2">
            <text:p>Angermanland-02</text:p>
          </table:table-cell>
          <table:table-cell office:value-type="float" office:value="62.59">
            <text:p>62.59</text:p>
          </table:table-cell>
          <table:table-cell office:value-type="float" office:value="17.86">
            <text:p>17.86</text:p>
          </table:table-cell>
          <table:table-cell office:value-type="float" office:value="9300.0">
            <text:p>9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3">
            <text:p>Angermanland-03</text:p>
          </table:table-cell>
          <table:table-cell office:value-type="float" office:value="62.6">
            <text:p>62.6</text:p>
          </table:table-cell>
          <table:table-cell office:value-type="float" office:value="17.86">
            <text:p>17.86</text:p>
          </table:table-cell>
          <table:table-cell office:value-type="float" office:value="9100.0">
            <text:p>91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28">
            <text:p>152.28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1">
            <text:p>Angermanland-01</text:p>
          </table:table-cell>
          <table:table-cell office:value-type="float" office:value="62.58">
            <text:p>62.58</text:p>
          </table:table-cell>
          <table:table-cell office:value-type="float" office:value="17.96">
            <text:p>17.96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8.29">
            <text:p>48.2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7">
            <text:p>Angermanland-07</text:p>
          </table:table-cell>
          <table:table-cell office:value-type="float" office:value="62.77">
            <text:p>62.77</text:p>
          </table:table-cell>
          <table:table-cell office:value-type="float" office:value="17.75">
            <text:p>17.75</text:p>
          </table:table-cell>
          <table:table-cell office:value-type="float" office:value="10400.0">
            <text:p>10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8.69">
            <text:p>268.69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